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, sans-serif"/>
    <style:font-face style:name="Times New Roman" svg:font-family="'Times New Roman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officeooo:rsid="001f0802" officeooo:paragraph-rsid="001f0802" style:font-size-asian="11pt" style:font-weight-asian="normal" style:font-size-complex="11pt" style:font-weight-complex="normal"/>
    </style:style>
    <style:style style:name="P2" style:family="paragraph" style:parent-style-name="Heading_20_1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style:font-size-asian="11pt" style:font-weight-asian="normal" style:font-size-complex="11pt" style:font-weight-complex="normal"/>
    </style:style>
    <style:style style:name="P3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officeooo:rsid="001f0802" officeooo:paragraph-rsid="001f0802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officeooo:rsid="001f0802" officeooo:paragraph-rsid="001f0802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officeooo:rsid="00259aba" officeooo:paragraph-rsid="00259aba" style:font-size-asian="11pt" style:font-weight-asian="normal" style:font-size-complex="11pt" style:font-weight-complex="normal"/>
    </style:style>
    <style:style style:name="P7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officeooo:rsid="0027848d" officeooo:paragraph-rsid="0027848d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font-style="italic" fo:font-weight="normal" officeooo:rsid="001f0802" officeooo:paragraph-rsid="001f0802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font-style="italic" fo:font-weight="normal" officeooo:rsid="00259aba" officeooo:paragraph-rsid="00259aba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font-style="italic" fo:font-weight="normal" officeooo:rsid="0027848d" officeooo:paragraph-rsid="0027848d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Arial" fo:font-size="11pt" fo:letter-spacing="normal" fo:font-style="normal" fo:font-weight="bold" style:font-size-asian="11pt" style:font-weight-asian="normal" style:font-size-complex="11pt" style:font-weight-complex="normal"/>
    </style:style>
    <style:style style:name="P12" style:family="paragraph" style:parent-style-name="Heading_20_2">
      <style:text-properties fo:font-variant="normal" fo:text-transform="none" fo:color="#000000" loext:opacity="100%" style:font-name="Times New Roman" fo:font-size="11pt" fo:letter-spacing="normal" fo:font-style="normal" fo:font-weight="normal" officeooo:paragraph-rsid="0021413c" style:font-size-asian="11pt" style:font-weight-asian="normal" style:font-size-complex="11pt" style:font-weight-complex="normal"/>
    </style:style>
    <style:style style:name="P13" style:family="paragraph" style:parent-style-name="Text_20_body">
      <style:text-properties fo:font-size="11pt" style:font-size-asian="11pt" style:font-size-complex="11pt"/>
    </style:style>
    <style:style style:name="P14" style:family="paragraph" style:parent-style-name="Text_20_body">
      <style:text-properties fo:font-size="11pt" fo:font-weight="normal" officeooo:paragraph-rsid="0021413c" style:font-size-asian="11pt" style:font-weight-asian="normal" style:font-size-complex="11pt" style:font-weight-complex="normal"/>
    </style:style>
    <style:style style:name="P15" style:family="paragraph" style:parent-style-name="Text_20_body">
      <style:text-properties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6" style:family="paragraph" style:parent-style-name="Text_20_body">
      <style:text-properties fo:font-variant="normal" fo:text-transform="none" fo:color="#000000" loext:opacity="100%" style:font-name="Times New Roman" fo:font-size="11pt" fo:letter-spacing="normal" fo:font-style="normal" fo:font-weight="normal" style:font-size-asian="11pt" style:font-weight-asian="normal" style:font-size-complex="11pt" style:font-weight-complex="normal"/>
    </style:style>
    <style:style style:name="P17" style:family="paragraph" style:parent-style-name="Text_20_body">
      <style:text-properties fo:font-variant="normal" fo:text-transform="none" fo:color="#000000" loext:opacity="100%" style:font-name="Times New Roman" fo:font-size="11pt" fo:letter-spacing="normal" fo:font-style="normal" fo:font-weight="normal" officeooo:paragraph-rsid="0021413c" style:font-size-asian="11pt" style:font-weight-asian="normal" style:font-size-complex="11pt" style:font-weight-complex="normal"/>
    </style:style>
    <style:style style:name="P18" style:family="paragraph" style:parent-style-name="Text_20_body">
      <style:text-properties fo:font-variant="normal" fo:text-transform="none" fo:color="#000000" loext:opacity="100%" style:font-name="Times New Roman" fo:font-size="11pt" fo:letter-spacing="normal" fo:font-style="normal" fo:font-weight="normal" officeooo:rsid="0027848d" officeooo:paragraph-rsid="0027848d" style:font-size-asian="11pt" style:font-weight-asian="normal" style:font-size-complex="11pt" style:font-weight-complex="normal"/>
    </style:style>
    <style:style style:name="P19" style:family="paragraph" style:parent-style-name="Text_20_body">
      <style:text-properties fo:font-variant="normal" fo:text-transform="none" fo:color="#000000" loext:opacity="100%" style:font-name="Times New Roman" fo:font-size="11pt" fo:letter-spacing="normal" fo:font-style="normal" fo:font-weight="normal" officeooo:rsid="0029db93" officeooo:paragraph-rsid="0021413c" style:font-size-asian="11pt" style:font-weight-asian="normal" style:font-size-complex="11pt" style:font-weight-complex="normal"/>
    </style:style>
    <style:style style:name="P20" style:family="paragraph" style:parent-style-name="Text_20_body">
      <style:text-properties fo:font-variant="normal" fo:text-transform="none" fo:color="#000000" loext:opacity="100%" style:font-name="Times New Roman" fo:font-size="11pt" fo:letter-spacing="normal" fo:font-style="normal" fo:font-weight="normal" officeooo:rsid="0027848d" officeooo:paragraph-rsid="0027848d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Text_20_body">
      <style:text-properties fo:font-variant="normal" fo:text-transform="none" fo:color="#000000" loext:opacity="100%" style:font-name="Times New Roman" fo:font-size="11pt" fo:letter-spacing="normal" fo:font-style="italic" fo:font-weight="normal" officeooo:paragraph-rsid="0021413c" style:font-size-asian="11pt" style:font-style-asian="italic" style:font-weight-asian="normal" style:font-size-complex="11pt" style:font-style-complex="italic" style:font-weight-complex="normal"/>
    </style:style>
    <style:style style:name="P22" style:family="paragraph" style:parent-style-name="Text_20_body">
      <style:text-properties fo:font-variant="normal" fo:text-transform="none" fo:color="#000000" loext:opacity="100%" style:font-name="Times New Roman" fo:font-size="11pt" fo:letter-spacing="normal" fo:font-style="italic" fo:font-weight="normal" officeooo:rsid="0027848d" officeooo:paragraph-rsid="0027848d" style:font-size-asian="11pt" style:font-style-asian="italic" style:font-weight-asian="normal" style:font-size-complex="11pt" style:font-style-complex="italic" style:font-weight-complex="normal"/>
    </style:style>
    <style:style style:name="P23" style:family="paragraph" style:parent-style-name="Heading_20_1">
      <style:text-properties fo:font-variant="normal" fo:text-transform="none" fo:color="#000000" loext:opacity="100%" style:font-name="Times New Roman" fo:font-size="11pt" fo:letter-spacing="normal" fo:font-style="normal" fo:font-weight="normal" officeooo:rsid="0029db93" officeooo:paragraph-rsid="0021413c" style:font-size-asian="11pt" style:font-weight-asian="normal" style:font-size-complex="11pt" style:font-weight-complex="normal"/>
    </style:style>
    <style:style style:name="P24" style:family="paragraph" style:parent-style-name="Table_20_Contents">
      <style:text-properties style:font-name="Times New Roman" fo:font-size="11pt" style:font-size-asian="11pt" style:font-size-complex="11pt"/>
    </style:style>
    <style:style style:name="P25" style:family="paragraph" style:parent-style-name="Table_20_Contents">
      <style:text-properties style:font-name="Times New Roman" fo:font-size="11pt" officeooo:rsid="00329df1" officeooo:paragraph-rsid="00329df1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style:font-size-asian="11pt" style:font-weight-asian="normal" style:font-size-complex="11pt" style:font-weight-complex="normal"/>
    </style:style>
    <style:style style:name="P27" style:family="paragraph" style:parent-style-name="Text_20_body">
      <style:text-properties fo:font-variant="normal" fo:text-transform="none" fo:color="#000000" loext:opacity="100%" style:font-name="Times New Roman" fo:font-size="11pt" fo:letter-spacing="normal" fo:font-style="normal" fo:font-weight="normal" officeooo:rsid="0029db93" officeooo:paragraph-rsid="0021413c" style:font-size-asian="11pt" style:font-weight-asian="normal" style:font-size-complex="11pt" style:font-weight-complex="normal"/>
    </style:style>
    <style:style style:name="P28" style:family="paragraph" style:parent-style-name="Text_20_body">
      <style:text-properties fo:font-variant="normal" fo:text-transform="none" fo:color="#000000" loext:opacity="100%" style:font-name="Times New Roman" fo:font-size="11pt" fo:letter-spacing="normal" fo:font-style="normal" fo:font-weight="normal" officeooo:rsid="00363d3f" officeooo:paragraph-rsid="00363d3f" style:font-size-asian="11pt" style:font-weight-asian="normal" style:font-size-complex="11pt" style:font-weight-complex="normal"/>
    </style:style>
    <style:style style:name="T1" style:family="text">
      <style:text-properties officeooo:rsid="0031a0cb"/>
    </style:style>
    <style:style style:name="T2" style:family="text">
      <style:text-properties officeooo:rsid="00329df1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11">Tartalomjegyzék</text:p>
      <text:section text:style-name="Sect1" text:name="Tartalomjegyzék1">
        <text:p text:style-name="P13">1. Bevezetés</text:p>
        <text:p text:style-name="P13">2. Az alkalmazás helye</text:p>
        <text:p text:style-name="P13">2.1 Üzleti lehetőségek</text:p>
        <text:p text:style-name="P13">2.2 A probléma megfogalmazása</text:p>
        <text:p text:style-name="P13">2.3 Az elkészült termék helye</text:p>
        <text:p text:style-name="P13">3. Érintettek és felhasználók</text:p>
        <text:p text:style-name="P13">3.1. Az érintettek összefoglalása</text:p>
        <text:p text:style-name="P13">3.2. A felhasználók összefoglalása</text:p>
        <text:p text:style-name="P13">3.3 Felhasználói környezet</text:p>
        <text:p text:style-name="P13">3.4. Illetékesek adatai</text:p>
        <text:p text:style-name="P13">3.5. Felhasználók adatai</text:p>
        <text:p text:style-name="P13">4. A végtermék áttekintése</text:p>
        <text:p text:style-name="P13">4.1 A termék kapcsolatai</text:p>
        <text:p text:style-name="P13">4.2. A termék használatának előnyei</text:p>
        <text:p text:style-name="P15">4.3. Feltételezések és függőségek</text:p>
        <text:p text:style-name="P13">4.4 Költségbecslés</text:p>
        <text:p text:style-name="P13">4.5. Installáció</text:p>
        <text:p text:style-name="P13">5. A végtermék jellemzői, biztosított szolgáltatások</text:p>
        <text:p text:style-name="P13">6. Korlátozások</text:p>
        <text:p text:style-name="P13">7. Minőségi elvárások</text:p>
        <text:p text:style-name="P13">8. Dokumentációkkal kapcsolatos követelmények</text:p>
        <text:p text:style-name="P13">9. Kockázat lista</text:p>
        <text:p text:style-name="P13">10. Szótár</text:p>
      </text:section>
      <text:p text:style-name="P13"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1. Bevezetés</text:p>
      <text:p text:style-name="P4"/>
      <text:p text:style-name="P4">Ubimon egy Pokémon RPG, amely környezetvédelmi témával foglalkozik. </text:p>
      <text:p text:style-name="P4"/>
      <text:p text:style-name="P4">2. Az alkalmazás helye</text:p>
      <text:p text:style-name="P4"/>
      <text:p text:style-name="P4">2.1 Üzleti lehetőségek</text:p>
      <text:p text:style-name="P4"/>
      <text:p text:style-name="P4">2.2 A probléma megfogalmazása</text:p>
      <text:p text:style-name="P5"/>
      <text:h text:style-name="P3" text:outline-level="2">2.3 Az elkészült termék helye</text:h>
      <text:p text:style-name="P8">kinek készült (melyik / milyen szervezetnek) </text:p>
      <text:p text:style-name="P6">Bárki számára (rated for everyone)</text:p>
      <text:p text:style-name="P9">ki fogja használni</text:p>
      <text:p text:style-name="P6">Aki megvásárolta a szoftvert</text:p>
      <text:p text:style-name="P9">milyen alkalmazás kategóriába tartozik (pl. fejlesztőeszköz, vállalati információs rendszer, stb.)</text:p>
      <text:p text:style-name="P7">Videojáték.</text:p>
      <text:p text:style-name="P10">mi az alapvető haszna</text:p>
      <text:p text:style-name="P7">Szórakozás</text:p>
      <text:p text:style-name="P10">miben különbözik alapvetően az elkészült termék az alternatíváktól</text:p>
      <text:p text:style-name="P7">Témája a környezetvédelem. Egyedi térképpel és pokémon fajtákkal rendelkezik. Nem Nintendo konzol exclusive.</text:p>
      <text:h text:style-name="P1" text:outline-level="1">3. Érintettek és felhasználók</text:h>
      <text:p text:style-name="P17">3.1. Az érintettek összefoglalása</text:p>
      <text:h text:style-name="P12" text:outline-level="2">3.2. A felhasználók összefoglalása</text:h>
      <text:h text:style-name="P12" text:outline-level="2">3.3 Felhasználói környezet</text:h>
      <text:p text:style-name="P21">Milyen platformon fog futni az átadott alkalmazás, és várhatóan változni fog-e?</text:p>
      <text:p text:style-name="P18">PC</text:p>
      <text:p text:style-name="P22">Hány felhasználó fogja használni egy időben átlagosan, és hány felhasználó várható maximálisan?</text:p>
      <text:p text:style-name="P20">Lehet egyjátékos és többjátékos mód (max x játékossal)</text:p>
      <text:p text:style-name="P22">Mennyi ideig fogja használni a rendszert egy felhasználó, és ez mennyire változó?</text:p>
      <text:p text:style-name="P20">A játék x óra hosszú, A felhasználó tetszőleges ideig használhatja.</text:p>
      <text:h text:style-name="P12" text:outline-level="2"><text:soft-page-break/>3.4. Illetékesek adatai</text:h>
      <text:h text:style-name="P12" text:outline-level="2">3.5. Felhasználók adatai</text:h>
      <text:h text:style-name="P23" text:outline-level="1">4. A végtermék áttekintése (Pokemon Emerald alapján)</text:h>
      <text:p text:style-name="P19"/>
      <text:p text:style-name="P19">4. A végtermék áttekintése (Pokemon Emerald alapján)</text:p>
      <text:p text:style-name="P19"/>
      <text:p text:style-name="P19">4.1 A termék kapcsolatai</text:p>
      <text:p text:style-name="P19">&lt;!-- Itt írhatjuk le, ha a termék több funkcionális komponensből áll. --&gt;</text:p>
      <text:p text:style-name="P19">&lt;!-- Ha a termék egy nagyobb rendszer része, le kell írni a helyét a nagyobb rendszerben, és a kapcsolódási pontjait, formáit. --&gt;</text:p>
      <text:p text:style-name="P19"/>
      <text:p text:style-name="P19">## Játékon belüli komponensek:</text:p>
      <text:p text:style-name="P19">- ***Menü***: <text:s/>Egyszerű menü rendszer, amelyben a játékos új játékot kezdhet, folytathatja a meglévő save file-t, elérheti a beállításokat és kiléphet a játékból.</text:p>
      <text:p text:style-name="P19"/>
      <text:p text:style-name="P19">- ***Karakter kreáló***: A karakter kreáló komponens felelős a játék elején azért, hogy a játékos személyre szabja a karakterét. A játékos megadhatja a karaktere nevét, választhat nemet, továbbá kiválaszthatja a karaktere külsejét. A játékos választhat haj és felső sprite-ok közül, továbbá a bőr, haj, felső. nadrág RGB színeit kiválaszthatja és egyéb kiegészítő díszítők is választhat.</text:p>
      <text:p text:style-name="P19"/>
      <text:p text:style-name="P19">- ***Ubimon rendszer***: Az Ubimon rendszer feladata az Ubimon objektumok tárolása és menedzselése. Minden Ubimon objektum tartalmaz attribútumokat mint például: Típus, név, gazda, HP, Attack damage, defense, Special attack damage, Special defense, speed és összesítő érték. Az Ubimon rendszer a játékban található összes Ubimon értékeit eltárolja egy adatbázisban. Többjátékos módban a játékosok Ubimonjainak értékeit is tárolja.</text:p>
      <text:p text:style-name="P19"/>
      <text:p text:style-name="P19">- ***Clock rendszer***: A játékban lehetőség van egy óra beállítására. Az óra valós időben működik, befolyásolja az Ubimonok evulúcióját és az in-game eventeket is.</text:p>
      <text:p text:style-name="P19"/>
      <text:p text:style-name="P19">- ***NPC rendszer***: Az NPC rendszer kezeli az NPC objektumokat, amelyek névvel és dialógokkal rendelkeznek. Az NPC-k hez tartozhatnak In-game eventek is. Az NPC-k meghatározott tile-okon véletlenszerűen vagy előre scriptelt módon haladnak, a játékbeli idő alapján spawn-olnak illetve despawn-olnak. In-game event hatására beszélgetést kezdeményezhetnek a játékossal, illetve a játékos interakció hatására bármikor beszélhet az NPC-khez. </text:p>
      <text:p text:style-name="P19"/>
      <text:p text:style-name="P19"><text:soft-page-break/>- ***Harcrendszer*** : A harcrendszerben a játékos kiválaszt egy vagy két Ubimont a harc módja alapján. A rendszer alapvető feladata az Ubimon statjai alapján és a játékos által választott opció alapján kiszámolja és eltárolja az értékeket. A harc közben a játékosnak 4 lehetősége van: Támadás, Itemek használata, Ubimon váltás és harc elhagyása.</text:p>
      <text:p text:style-name="P19"><text:tab/>A harcrendszer része a UI is, amelyben a játékos Ubimonjai a bal oldalon, az ellenséges Ubimonok a jobb oldalon találhatóak. A UI-ban látszanak a Ubimonok Neve, szintje, hp-ja, exp-je. A rendszer turn based, a turn végén a történések dialóg box-ban jelennek meg. </text:p>
      <text:p text:style-name="P19"/>
      <text:p text:style-name="P19">- ***Fejlődés rendszer (szint rendszer)***: Minden Ubimon rendelkezik exp értékkel, amelyet Ubimon harc győzelmekkel lehet növelni. Meghatározott exp elérésekor az Ubimon szintet lép. A fejlődés rendszer az Ubimonok szintjét tárolja el egy adatbázisban, továbbá a játékos Ubimonjainak szintjei alapján és a co-op játékosok száma alapján az ellenséges Ubimonok stat-jait kiszámolja.</text:p>
      <text:p text:style-name="P19"/>
      <text:p text:style-name="P19">- ***Többjátékos mód***: Az alap játékot Local Co-op módban maximum 4 ember játszhatja, továbbá lehet online max 32 emberrel.</text:p>
      <text:p text:style-name="P19"/>
      <text:p text:style-name="P19">- ***Pálya Térkép***: A pályarendszer feladata kirajzolni a tile-okat egy meghatározott rács alapján (n x m-es rács). A pályák tile-okból állnak, amelyek 32x32 pixelesek. Másik feladata meghatározott tile-okhoz in-game eventet kötni. pl: Más térkép betöltése, interaktivitás, cutscene stb.</text:p>
      <text:p text:style-name="P19"/>
      <text:p text:style-name="P19">- ***Dialóg rendszer***: A dialóg rendszer lényege a szöveg megjelenítése egy dialóg box-ban, illetve a játékosnak választási lehetőségek nyújtása. Az NPC-k a játékos választása alapján válaszolnak és a játékos választása befolyásolhatja a játék történetét.</text:p>
      <text:p text:style-name="P19"><text:tab/></text:p>
      <text:p text:style-name="P19">- ***Tárgy rendszer***: A tárgy rendszer a játékos által felvett itemeket fogja egy adatbázisban eltárolni. Különböző item típusok vannak pl: Kulcsok, Ubimon labdák, Heal itemek stb.</text:p>
      <text:p text:style-name="P19"/>
      <text:p text:style-name="P19">- ***Event rendszer***: A játékos billentyűzet vagy game controller által kiadott inputra (eventre) a játék mozgással, illetve interaktivitással válaszol. </text:p>
      <text:p text:style-name="P19"/>
      <text:p text:style-name="P19">- ***In game eventek***: A játék során előre beprogramozott in-game eventek vannak, amelyeket a játékos egy tile-ra lépéssel, szintlépéssel vagy beszélgetés választás alapján aktiválhat. Továbbá vannak véletlenszerű in-game harc eventek is.</text:p>
      <text:p text:style-name="P19"/>
      <text:p text:style-name="P19">- ***Hang és soundtrack***: Minden játékbeli területnek saját zenéje van. Ez a komponens felelős a megfelelő hangeffektek lejátszásáért.</text:p>
      <text:p text:style-name="P19"/>
      <text:p text:style-name="P19"><text:soft-page-break/>## Adatbázis komponensek</text:p>
      <text:p text:style-name="P19"/>
      <text:p text:style-name="P19">- ***Ubimon adatbázis***: Adatbázis, amely a játékosnál lévő Ubimonok értékeit tárolja. Ezt az adatbázist a harcrendszer, ubimon rendszer és a szint rendszer fogja módosítani.</text:p>
      <text:p text:style-name="P19"/>
      <text:p text:style-name="P19">- ***Item adatbázis*** : A játékos bírtokában lévő tárgyak adatbázisa. Ezt az adatbázist a tárgy rendszer fogja módosítani.</text:p>
      <text:p text:style-name="P19"/>
      <text:p text:style-name="P19">- ***További adatbázisok***: Többjátékos módhoz.</text:p>
      <text:p text:style-name="P19"/>
      <text:p text:style-name="P19">4.2. A termék használatának előnyei</text:p>
      <table:table table:name="Table1" table:style-name="Table1">
        <table:table-column table:style-name="Table1.A" table:number-columns-repeated="2"/>
        <table:table-row table:style-name="TableLine94104708618800">
          <table:table-cell table:style-name="Table1.A1" office:value-type="string">
            <text:p text:style-name="P26">A <text:span text:style-name="T1">játékos </text:span>haszna (előnyei)</text:p>
          </table:table-cell>
          <table:table-cell table:style-name="Table1.B1" office:value-type="string">
            <text:p text:style-name="P26">Az ezt támogató rendszer jellemző(k)</text:p>
          </table:table-cell>
        </table:table-row>
        <table:table-row table:style-name="TableLine94104708618800">
          <table:table-cell table:style-name="Table1.A2" office:value-type="string">
            <text:p text:style-name="P24">40 óra <text:span text:style-name="T2">alap </text:span>játékidő</text:p>
          </table:table-cell>
          <table:table-cell table:style-name="Table1.B2" office:value-type="string">
            <text:p text:style-name="P25">A játék egyjátékos módja 40 óra contentet tartalmaz.</text:p>
          </table:table-cell>
        </table:table-row>
        <table:table-row table:style-name="TableLine94104708618800">
          <table:table-cell table:style-name="Table1.A2" office:value-type="string">
            <text:p text:style-name="P25">Co-op mód</text:p>
          </table:table-cell>
          <table:table-cell table:style-name="Table1.B2" office:value-type="string">
            <text:p text:style-name="P25">A játék egyjátékos részét maximum 4 másik emberrel lehet egyszerre játszani, a játék nehézségi szintje a játékosok számával növekszik.</text:p>
          </table:table-cell>
        </table:table-row>
        <table:table-row table:style-name="TableLine94104708618800">
          <table:table-cell table:style-name="Table1.A2" office:value-type="string">
            <text:p text:style-name="P25">Többjátékos mód</text:p>
          </table:table-cell>
          <table:table-cell table:style-name="Table1.B2" office:value-type="string">
            <text:p text:style-name="P25">A játékot többjátékos módban is lehet játszani, maximum 32 emberrel.</text:p>
          </table:table-cell>
        </table:table-row>
        <table:table-row table:style-name="TableLine94104708618800">
          <table:table-cell table:style-name="Table1.A2" office:value-type="string">
            <text:p text:style-name="P25">Témája a környezetvédelem</text:p>
          </table:table-cell>
          <table:table-cell table:style-name="Table1.B2" office:value-type="string">
            <text:p text:style-name="P25">Felhívja a figyelmet a környezetvédelemre.</text:p>
          </table:table-cell>
        </table:table-row>
      </table:table>
      <text:p text:style-name="P19"/>
      <text:p text:style-name="P19">4.3. Feltételezések és függőségek</text:p>
      <text:p text:style-name="P19"/>
      <text:p text:style-name="P28">Feltételezzük, hogy a játék egyjátékos módja működőképes, az adatbázis rendszer üzemel, a co-op és többjátékos módok működnek. </text:p>
      <text:p text:style-name="P28"/>
      <text:p text:style-name="P19"/>
      <text:p text:style-name="P19">4.4 Költségbecslés</text:p>
      <text:p text:style-name="P19"/>
      <text:p text:style-name="P19">- OpenJDK - ingyenes</text:p>
      <text:p text:style-name="P19">- LWJGL - ingyenes</text:p>
      <text:p text:style-name="P19">- IntelliJ IDEA Ultimate - €499.00 / év / ember</text:p>
      <text:p text:style-name="P19">- Github - $21 / hónap / ember</text:p>
      <text:p text:style-name="P19">- MySQL Enterprise Edition - $5000</text:p>
      <text:p text:style-name="P19"/>
      <text:p text:style-name="P19"><text:soft-page-break/>- Iroda: &lt;város, utca, stb&gt; 20€ / $m^2$</text:p>
      <text:p text:style-name="P19">- gépek: $600 / gép / ember</text:p>
      <text:p text:style-name="P19">- gép perifériák $400 / gép / ember</text:p>
      <text:p text:style-name="P19"/>
      <text:p text:style-name="P19"/>
      <text:p text:style-name="P19">- Game designer 350.000Ft</text:p>
      <text:p text:style-name="P19">- Game artist 280.000Ft</text:p>
      <text:p text:style-name="P19">- Sound engineer 330.000Ft</text:p>
      <text:p text:style-name="P19">- Game programmer 400.000Ft</text:p>
      <text:p text:style-name="P19">- Game level designer 300.000Ft</text:p>
      <text:p text:style-name="P19">- Game tester 250.000Ft</text:p>
      <text:p text:style-name="P19">- Game producer 270.000Ft</text:p>
      <text:p text:style-name="P19"/>
      <text:p text:style-name="P19">4.5. Installáció</text:p>
      <text:p text:style-name="P19"><text:tab/>A játékot a Steam-ről lehet installálni, továbbá elérhető a google play áruházban is. </text:p>
      <text:h text:style-name="P2" text:outline-level="1">5. A végtermék jellemzői, biztosított szolgáltatások</text:h>
      <text:h text:style-name="P2" text:outline-level="1">6. Korlátozások</text:h>
      <text:h text:style-name="P2" text:outline-level="1">7. Minőségi elvárások</text:h>
      <text:h text:style-name="P2" text:outline-level="1">8. Dokumentációkkal kapcsolatos követelmények</text:h>
      <text:h text:style-name="P2" text:outline-level="1">9. Kockázat lista</text:h>
      <text:h text:style-name="P2" text:outline-level="1">10. Szótár</text:h>
      <text:p text:style-name="P16"/>
      <text:p text:style-name="P14"><text:line-break/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, sans-serif"/>
    <style:font-face style:name="Times New Roman" svg:font-family="'Times New Roman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8T13:54:39.803663440</meta:creation-date>
    <dc:date>2021-10-03T21:08:09.907874132</dc:date>
    <meta:editing-duration>PT1H1M52S</meta:editing-duration>
    <meta:editing-cycles>17</meta:editing-cycles>
    <meta:generator>LibreOffice/7.1.6.2.0$Linux_X86_64 LibreOffice_project/10$Build-2</meta:generator>
    <meta:document-statistic meta:table-count="1" meta:image-count="0" meta:object-count="0" meta:page-count="6" meta:paragraph-count="117" meta:word-count="1096" meta:character-count="7802" meta:non-whitespace-character-count="6809"/>
  </office:meta>
</office:document-meta>
</file>